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726f78"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78b4d2" officeooo:paragraph-rsid="00677a7f" style:text-blinking="false" fo:background-color="transparent" style:font-size-asian="14pt" style:font-weight-asian="bold" style:font-size-complex="14pt" style:font-weight-complex="bold"/>
    </style:style>
    <style:style style:name="P5" style:family="paragraph" style:parent-style-name="Text_20_body">
      <style:paragraph-properties fo:margin-top="0.0398in" fo:margin-bottom="0.0398in" loext:contextual-spacing="false" fo:line-height="138%" fo:text-align="justify" style:justify-single-word="false" style:writing-mode="lr-tb"/>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officeooo:paragraph-rsid="0078b4d2"/>
    </style:style>
    <style:style style:name="P7" style:family="paragraph" style:parent-style-name="Text_20_body">
      <style:paragraph-properties fo:margin-top="0.0398in" fo:margin-bottom="0.0398in" loext:contextual-spacing="false" fo:line-height="138%" fo:text-align="center" style:justify-single-word="false" style:writing-mode="lr-tb"/>
    </style:style>
    <style:style style:name="P8"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8b4d2"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78b4d2" style:text-blinking="false" fo:background-color="transparent" loext:char-shading-value="0"/>
    </style:style>
    <style:style style:name="T8"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font-size-asian="11pt" style:font-size-complex="11pt"/>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officeooo:rsid="0078b4d2"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4"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4</text:span><text:span text:style-name="T4">.</text:span><text:span text:style-name="T1"> </text:span><text:span text:style-name="T5">Hansel y Gretel van a la casa de la Bruja</text:span></text:p>
      <text:p text:style-name="P6"><text:bookmark text:name="docs-internal-guid-50d43de0-3c42-49f6-deb0-cbadbd7a7406"/><text:span text:style-name="T6">Hansel y Gretel van en la carreta mágica hacia la casa de la bruja y deben dejar miguitas de pan en el camino para poder volver, porque no saben qué forma ni qué longitud tiene el camino. Cada grupo de miguitas se representa con una bolita de color</text:span><text:span text:style-name="T12"> </text:span><text:span text:style-name="T13">“</text:span><text:span text:style-name="T9">miguitas()</text:span><text:span text:style-name="T14">”</text:span><text:span text:style-name="T6">, una función que devuelve el color correspondiente. El lugar donde Hansel y Gretel se suben a la carreta se representa con 2 bolitas negras, cada sección del camino se representa con 1 bolita negra y la casa de la bruja se representa con 3 bolitas negras. En el tablero puede haber también bolitas negras que no pertenecen al camino, y que no serán tenidas en cuenta en la solución.</text:span></text:p>
      <text:p text:style-name="P5"><text:span text:style-name="T7">En</text:span><text:span text:style-name="T6"> el proyecto se provee también un procedimiento primitivo </text:span><text:span text:style-name="T8">AvanzarCarreta</text:span><text:span text:style-name="T10"> </text:span><text:span text:style-name="T6">que se encarga de avanzar la carreta; completá el programa para que avance la carreta hasta la casa de la bruja sin olvidar ir dejando miguitas en el camino. Un posible tablero inicial y su correspondiente tablero final, con y sin vestimenta, se observan en las imágenes:</text:span></text:p>
      <text:p text:style-name="P7"><text:span text:style-name="T10"><draw:frame draw:style-name="fr1" draw:name="Image1" text:anchor-type="as-char" svg:width="1.5in" svg:height="1.5752in" draw:z-index="0"><draw:image xlink:href="https://lh3.googleusercontent.com/RRdnajnDWTZAk5qUOb5GQqS5XqX-medXuCpx-4Zds2AIjZhUO2Hj_qk_6a3HT1wDRqzOFi1PEpErJBtUra0q3acFEqBClcNVfrACIlwLXZrF5UDo6lHjJYAzoZnuiEKKzqvLYeod" xlink:type="simple" xlink:show="embed" xlink:actuate="onLoad" loext:mime-type="image/png"/></draw:frame></text:span><text:span text:style-name="T10"><draw:frame draw:style-name="fr1" draw:name="Image2" text:anchor-type="as-char" svg:width="1.5in" svg:height="1.5752in" draw:z-index="1"><draw:image xlink:href="https://lh4.googleusercontent.com/ItgWdphVjJKS28GxaGKlUu9kR12JRiuJJLVFtMqKsE-6I8VAMUMhBDvls7Qe2vVZTucOERja32ZjE11e-BiOKxojUmMkadmiIrlHh9y9oNIXeQ6a_YpFuOYm7hqqz-Z6RW9QUQPf" xlink:type="simple" xlink:show="embed" xlink:actuate="onLoad" loext:mime-type="image/png"/></draw:frame></text:span><text:span text:style-name="T10"><text:s text:c="5"/></text:span><text:span text:style-name="T11"><text:s text:c="2"/></text:span><text:span text:style-name="T10"><draw:frame draw:style-name="fr1" draw:name="Image3" text:anchor-type="as-char" svg:width="1.5in" svg:height="1.5752in" draw:z-index="2"><draw:image xlink:href="https://lh6.googleusercontent.com/WKHRwuyztYOoh6Z0w96tx6elcEirfR33ODumWt7Vw01knqfk7090DqzMSzvSMwvfZGbvjSzzjHlJn4IDEd8aARct9g4bTUdAUoVKnD5F997XWQtm7UExF8P_i_9QaP8ELh8Yf7ac" xlink:type="simple" xlink:show="embed" xlink:actuate="onLoad" loext:mime-type="image/png"/></draw:frame></text:span><text:span text:style-name="T10"><draw:frame draw:style-name="fr1" draw:name="Image4" text:anchor-type="as-char" svg:width="1.5in" svg:height="1.5752in" draw:z-index="3"><draw:image xlink:href="https://lh3.googleusercontent.com/G14EruOo63xM0VDf6tWJuHx0R_hvmBOxSk2nr9LIk5nZ2yDr39S_STQcYFukhh5OqAbkvjk2kpubhXg5Vnbwgv-Q1eo4uCGxInkULmLC87ePPblkXrynFwnOpAgLZvl7LbhLQ_YR" xlink:type="simple" xlink:show="embed" xlink:actuate="onLoad" loext:mime-type="image/png"/></draw:frame></text:span></text:p>
      <text:p text:style-name="P8">Tablero inicial <text:s text:c="53"/>Tablero final</text:p>
      <text:p text:style-name="P5"><text:span text:style-name="T6">¡Acordate de empezar pensando una estrategia de solución, y viendo qué subtareas son necesarias para expresarla! Al finalizar, el docente va a proponer un análisis de las soluciones propuestas, así que pensá bien las partes de tu programa, y cómo se arman para proveer la solución final.</text:span></text:p>
      <text:p text:style-name="P4"/>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0:50:28.408000000</dc:date>
    <meta:editing-duration>PT5H24M37S</meta:editing-duration>
    <meta:editing-cycles>91</meta:editing-cycles>
    <meta:generator>LibreOffice/6.1.0.3$Windows_X86_64 LibreOffice_project/efb621ed25068d70781dc026f7e9c5187a4decd1</meta:generator>
    <meta:document-statistic meta:table-count="0" meta:image-count="4" meta:object-count="0" meta:page-count="1" meta:paragraph-count="6" meta:word-count="238" meta:character-count="1419" meta:non-whitespace-character-count="1126"/>
  </office:meta>
</office:document-meta>
</file>